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056" officeooo:paragraph-rsid="00139056"/>
    </style:style>
    <style:style style:name="P2" style:family="paragraph" style:parent-style-name="Standard">
      <style:text-properties officeooo:rsid="0014cef7" officeooo:paragraph-rsid="0014cef7"/>
    </style:style>
    <style:style style:name="P3" style:family="paragraph" style:parent-style-name="Standard">
      <style:text-properties officeooo:rsid="00168750" officeooo:paragraph-rsid="00168750"/>
    </style:style>
    <style:style style:name="P4" style:family="paragraph" style:parent-style-name="Standard">
      <style:text-properties officeooo:rsid="00174c7b" officeooo:paragraph-rsid="00174c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kaju.</text:p>
      <text:p text:style-name="P1">This is 2 nd session of Github.</text:p>
      <text:p text:style-name="P2">Hiiiiiiiiiiiiiiiiii all.</text:p>
      <text:p text:style-name="P3">How r u ??</text:p>
      <text:p text:style-name="P4">k</text:p>
      <text:p text:style-name="P4">k</text:p>
      <text:p text:style-name="P4">k</text:p>
      <text:p text:style-name="P4">k</text:p>
      <text:p text:style-name="P4">k</text:p>
      <text:p text:style-name="P4">k</text:p>
      <text:p text:style-name="P4">k</text:p>
      <text:p text:style-name="P4">k</text:p>
      <text:p text:style-name="P4">k</text:p>
      <text:p text:style-name="P4">kajuuuuuuuuuuuuuuuuuuuuuuuuuuuu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31:00.925600489</meta:creation-date>
    <dc:date>2016-01-11T17:00:22.565477132</dc:date>
    <meta:editing-duration>PT28M43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1" meta:paragraph-count="14" meta:word-count="25" meta:character-count="117" meta:non-whitespace-character-count="106"/>
  </office:meta>
</office:document-meta>
</file>